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90" calcext:value-type="float">
            <text:p>-90</text:p>
          </table:table-cell>
          <table:table-cell table:formula="of:=[.C4]+90/6" office:value-type="float" office:value="-75" calcext:value-type="float">
            <text:p>-75</text:p>
          </table:table-cell>
          <table:table-cell table:formula="of:=[.D4]+90/6" office:value-type="float" office:value="-60" calcext:value-type="float">
            <text:p>-60</text:p>
          </table:table-cell>
          <table:table-cell table:formula="of:=[.E4]+90/6" office:value-type="float" office:value="-45" calcext:value-type="float">
            <text:p>-45</text:p>
          </table:table-cell>
          <table:table-cell table:formula="of:=[.F4]+90/6" office:value-type="float" office:value="-30" calcext:value-type="float">
            <text:p>-30</text:p>
          </table:table-cell>
          <table:table-cell table:formula="of:=[.G4]+90/6" office:value-type="float" office:value="-15" calcext:value-type="float">
            <text:p>-15</text:p>
          </table:table-cell>
          <table:table-cell table:formula="of:=[.H4]+90/6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PI()*[.C4]/180" office:value-type="float" office:value="-1.5707963267949" calcext:value-type="float">
            <text:p>-1.5707963268</text:p>
          </table:table-cell>
          <table:table-cell table:formula="of:=PI()*[.D4]/180" office:value-type="float" office:value="-1.30899693899575" calcext:value-type="float">
            <text:p>-1.308996939</text:p>
          </table:table-cell>
          <table:table-cell table:formula="of:=PI()*[.E4]/180" office:value-type="float" office:value="-1.0471975511966" calcext:value-type="float">
            <text:p>-1.0471975512</text:p>
          </table:table-cell>
          <table:table-cell table:formula="of:=PI()*[.F4]/180" office:value-type="float" office:value="-0.785398163397448" calcext:value-type="float">
            <text:p>-0.7853981634</text:p>
          </table:table-cell>
          <table:table-cell table:formula="of:=PI()*[.G4]/180" office:value-type="float" office:value="-0.523598775598299" calcext:value-type="float">
            <text:p>-0.5235987756</text:p>
          </table:table-cell>
          <table:table-cell table:formula="of:=PI()*[.H4]/180" office:value-type="float" office:value="-0.261799387799149" calcext:value-type="float">
            <text:p>-0.2617993878</text:p>
          </table:table-cell>
          <table:table-cell table:formula="of:=PI()*[.I4]/180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" table:formula="of:=COS([.C5])-1" office:value-type="float" office:value="-1" calcext:value-type="float">
            <text:p>-1.00</text:p>
          </table:table-cell>
          <table:table-cell table:style-name="ce1" table:formula="of:=COS([.D5])-1" office:value-type="float" office:value="-0.741180954897479" calcext:value-type="float">
            <text:p>-0.74</text:p>
          </table:table-cell>
          <table:table-cell table:style-name="ce1" table:formula="of:=COS([.E5])-1" office:value-type="float" office:value="-0.5" calcext:value-type="float">
            <text:p>-0.50</text:p>
          </table:table-cell>
          <table:table-cell table:style-name="ce1" table:formula="of:=COS([.F5])-1" office:value-type="float" office:value="-0.292893218813452" calcext:value-type="float">
            <text:p>-0.29</text:p>
          </table:table-cell>
          <table:table-cell table:style-name="ce1" table:formula="of:=COS([.G5])-1" office:value-type="float" office:value="-0.133974596215561" calcext:value-type="float">
            <text:p>-0.13</text:p>
          </table:table-cell>
          <table:table-cell table:style-name="ce1" table:formula="of:=COS([.H5])-1" office:value-type="float" office:value="-0.0340741737109317" calcext:value-type="float">
            <text:p>-0.03</text:p>
          </table:table-cell>
          <table:table-cell table:style-name="ce1" table:formula="of:=COS([.I5])-1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1" table:formula="of:=SIN([.C5])+1" office:value-type="float" office:value="0" calcext:value-type="float">
            <text:p>0.00</text:p>
          </table:table-cell>
          <table:table-cell table:style-name="ce1" table:formula="of:=SIN([.D5])+1" office:value-type="float" office:value="0.0340741737109317" calcext:value-type="float">
            <text:p>0.03</text:p>
          </table:table-cell>
          <table:table-cell table:style-name="ce1" table:formula="of:=SIN([.E5])+1" office:value-type="float" office:value="0.133974596215561" calcext:value-type="float">
            <text:p>0.13</text:p>
          </table:table-cell>
          <table:table-cell table:style-name="ce1" table:formula="of:=SIN([.F5])+1" office:value-type="float" office:value="0.292893218813453" calcext:value-type="float">
            <text:p>0.29</text:p>
          </table:table-cell>
          <table:table-cell table:style-name="ce1" table:formula="of:=SIN([.G5])+1" office:value-type="float" office:value="0.5" calcext:value-type="float">
            <text:p>0.50</text:p>
          </table:table-cell>
          <table:table-cell table:style-name="ce1" table:formula="of:=SIN([.H5])+1" office:value-type="float" office:value="0.741180954897479" calcext:value-type="float">
            <text:p>0.74</text:p>
          </table:table-cell>
          <table:table-cell table:style-name="ce1" table:formula="of:=SIN([.I5])+1" office:value-type="float" office:value="1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6:46:42.619446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3:56:30.906890678</meta:creation-date>
    <dc:date>2016-05-14T16:50:27.441675584</dc:date>
    <meta:editing-duration>PT16M27S</meta:editing-duration>
    <meta:editing-cycles>3</meta:editing-cycles>
    <meta:generator>LibreOffice/4.2.8.2$Linux_X86_64 LibreOffice_project/420m0$Build-2</meta:generator>
    <meta:document-statistic meta:table-count="1" meta:cell-count="31" meta:object-count="0"/>
  </office:meta>
</office:document-meta>
</file>